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97.26pt"/>
    </style:style>
    <style:style style:name="co2" style:family="table-column">
      <style:table-column-properties fo:break-before="auto" style:column-width="108.34pt"/>
    </style:style>
    <style:style style:name="co3" style:family="table-column">
      <style:table-column-properties fo:break-before="auto" style:column-width="627.14pt"/>
    </style:style>
    <style:style style:name="co4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Com_20_base_20_em_20_tudo_20_relacionado_20_a_20_sistemas_20_distribuí...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m base em tudo relacionado a sistemas distribuí...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Camada Arquitetônica</text:p>
          </table:table-cell>
          <table:table-cell table:style-name="ce1" office:value-type="string" calcext:value-type="string">
            <text:p>Componente / Medida</text:p>
          </table:table-cell>
          <table:table-cell table:style-name="ce1" office:value-type="string" calcext:value-type="string">
            <text:p>Função na Segurança (Mitigação)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Gateway / Proxy</text:p>
          </table:table-cell>
          <table:table-cell table:style-name="ce2" office:value-type="string" calcext:value-type="string">
            <text:p>Nginx (Reverse Proxy)</text:p>
          </table:table-cell>
          <table:table-cell table:style-name="ce2" office:value-type="string" calcext:value-type="string">
            <text:p>Atua como ponto único de entrada, escondendo a topologia interna e gerenciando conexões HTTP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rquestração</text:p>
          </table:table-cell>
          <table:table-cell table:style-name="ce2" office:value-type="string" calcext:value-type="string">
            <text:p>Docker Compose</text:p>
          </table:table-cell>
          <table:table-cell table:style-name="ce2" office:value-type="string" calcext:value-type="string">
            <text:p>Garante que os containers rodem isolados e define a rede privada ia_network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ede Interna</text:p>
          </table:table-cell>
          <table:table-cell table:style-name="ce2" office:value-type="string" calcext:value-type="string">
            <text:p>ia_network (Bridge)</text:p>
          </table:table-cell>
          <table:table-cell table:style-name="ce2" office:value-type="string" calcext:value-type="string">
            <text:p>O Orchestrator e os Agents comunicam-se apenas dentro desta rede isolada; eles não expõem portas diretamente para a internet pública na produção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ados</text:p>
          </table:table-cell>
          <table:table-cell table:style-name="ce2" office:value-type="string" calcext:value-type="string">
            <text:p>Volumes Compartilhados</text:p>
          </table:table-cell>
          <table:table-cell table:style-name="ce2" office:value-type="string" calcext:value-type="string">
            <text:p>O volume shared_data permite a troca segura de arquivos processados entre containers sem expor os dados via rede externa.</text:p>
          </table:table-cell>
          <table:table-cell table:number-columns-repeated="1021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m_20_base_20_em_20_tudo_20_relacionado_20_a_20_sistemas_20_distribuí..." style:display-name="PageStyle_Com base em tudo relacionado a sistemas distribuí...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5" meta:object-count="0"/>
    <meta:generator>LibreOfficeDev/6.0.5.2$Linux_X86_64 LibreOffice_project/</meta:generator>
  </office:meta>
</office:document-meta>
</file>